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fo:text-align="justify" style:justify-single-word="false" fo:text-indent="0.499cm" style:auto-text-indent="false"/>
    </style:style>
    <style:style style:name="P6"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9"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0" style:family="paragraph" style:parent-style-name="Text_20_body">
      <style:text-properties fo:language="ru" fo:country="RU"/>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top="0cm" fo:margin-bottom="0.212cm" fo:text-align="justify" style:justify-single-word="false"/>
      <style:text-properties fo:language="ru" fo:country="RU"/>
    </style:style>
    <style:style style:name="P14" style:family="paragraph" style:parent-style-name="Text_20_body">
      <style:paragraph-properties fo:margin-top="0cm" fo:margin-bottom="0.212cm" fo:text-align="justify" style:justify-single-word="false"/>
      <style:text-properties fo:language="en" fo:country="US"/>
    </style:style>
    <style:style style:name="P15"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16" style:family="paragraph" style:parent-style-name="First_20_line_20_indent">
      <style:text-properties fo:language="ru" fo:country="RU"/>
    </style:style>
    <style:style style:name="P17" style:family="paragraph" style:parent-style-name="First_20_line_20_indent">
      <style:text-properties fo:font-size="15pt" fo:language="ru" fo:country="RU" style:font-size-asian="15pt" style:font-size-complex="15pt"/>
    </style:style>
    <style:style style:name="P18" style:family="paragraph" style:parent-style-name="First_20_line_20_indent">
      <style:paragraph-properties fo:margin-left="0cm" fo:margin-right="0cm" fo:text-indent="0cm" style:auto-text-indent="false"/>
      <style:text-properties fo:language="ru" fo:country="RU"/>
    </style:style>
    <style:style style:name="P19" style:family="paragraph" style:parent-style-name="Text_20_body">
      <style:paragraph-properties fo:margin-left="0cm" fo:margin-right="0cm" fo:margin-top="0cm" fo:margin-bottom="0.212cm" fo:text-align="justify" style:justify-single-word="false" fo:text-indent="0cm" style:auto-text-indent="false"/>
    </style:style>
    <style:style style:name="P20"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21"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22"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2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24"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25"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1">
      <style:paragraph-properties fo:text-align="justify" style:justify-single-word="false"/>
      <style:text-properties fo:language="ru" fo:country="RU"/>
    </style:style>
    <style:style style:name="P28" style:family="paragraph" style:parent-style-name="Text_20_body" style:list-style-name="L2">
      <style:paragraph-properties fo:text-align="justify" style:justify-single-word="false"/>
      <style:text-properties fo:language="ru" fo:country="RU"/>
    </style:style>
    <style:style style:name="P29" style:family="paragraph" style:parent-style-name="Text_20_body" style:list-style-name="L10">
      <style:paragraph-properties fo:text-align="justify" style:justify-single-word="false"/>
      <style:text-properties fo:language="ru" fo:country="RU"/>
    </style:style>
    <style:style style:name="P30" style:family="paragraph" style:parent-style-name="Text_20_body" style:list-style-name="L11">
      <style:paragraph-properties fo:text-align="justify" style:justify-single-word="false"/>
      <style:text-properties fo:language="ru" fo:country="RU"/>
    </style:style>
    <style:style style:name="P31" style:family="paragraph" style:parent-style-name="Text_20_body" style:list-style-name="L12">
      <style:paragraph-properties fo:text-align="justify" style:justify-single-word="false"/>
      <style:text-properties fo:language="ru" fo:country="RU"/>
    </style:style>
    <style:style style:name="P32" style:family="paragraph" style:parent-style-name="Text_20_body" style:list-style-name="L3">
      <style:text-properties fo:language="ru" fo:country="RU"/>
    </style:style>
    <style:style style:name="P33" style:family="paragraph" style:parent-style-name="Text_20_body" style:list-style-name="L8">
      <style:text-properties fo:language="ru" fo:country="RU"/>
    </style:style>
    <style:style style:name="P34" style:family="paragraph" style:parent-style-name="Text_20_body" style:list-style-name="L9">
      <style:text-properties fo:language="ru" fo:country="RU"/>
    </style:style>
    <style:style style:name="P35" style:family="paragraph" style:parent-style-name="Text_20_body">
      <style:paragraph-properties fo:margin-left="0cm" fo:margin-right="0cm" fo:text-align="justify" style:justify-single-word="false" fo:text-indent="0.499cm" style:auto-text-indent="false"/>
    </style:style>
    <style:style style:name="P36" style:family="paragraph" style:parent-style-name="Text_20_body" style:list-style-name="L4">
      <style:paragraph-properties fo:margin-left="0cm" fo:margin-right="0cm" fo:text-align="justify" style:justify-single-word="false" fo:text-indent="0.499cm" style:auto-text-indent="false"/>
    </style:style>
    <style:style style:name="P37"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38"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39" style:family="paragraph" style:parent-style-name="Text_20_body" style:list-style-name="L7">
      <style:paragraph-properties fo:margin-left="0cm" fo:margin-right="0cm" fo:margin-top="0cm" fo:margin-bottom="0.212cm" fo:text-align="justify" style:justify-single-word="false" fo:text-indent="0.499cm" style:auto-text-indent="false"/>
    </style:style>
    <style:style style:name="P4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41" style:family="paragraph" style:parent-style-name="Text_20_body" style:list-style-name="L7">
      <style:paragraph-properties fo:margin-left="0cm" fo:margin-right="0cm" fo:margin-top="0cm" fo:margin-bottom="0.212cm" fo:text-align="justify" style:justify-single-word="false" fo:text-indent="0.499cm" style:auto-text-indent="false"/>
      <style:text-properties fo:language="ru" fo:country="RU"/>
    </style:style>
    <style:style style:name="P42" style:family="paragraph" style:parent-style-name="Text_20_body" style:list-style-name="L13">
      <style:paragraph-properties fo:margin-left="0cm" fo:margin-right="0cm" fo:margin-top="0cm" fo:margin-bottom="0.212cm" fo:text-align="justify" style:justify-single-word="false" fo:text-indent="0.499cm" style:auto-text-indent="false"/>
      <style:text-properties fo:language="ru" fo:country="RU"/>
    </style:style>
    <style:style style:name="P43" style:family="paragraph" style:parent-style-name="Text_20_body" style:list-style-name="L14">
      <style:paragraph-properties fo:margin-top="0cm" fo:margin-bottom="0.212cm" fo:text-align="justify" style:justify-single-word="false"/>
      <style:text-properties fo:language="ru" fo:country="RU"/>
    </style:style>
    <style:style style:name="P44" style:family="paragraph" style:parent-style-name="Text_20_body" style:list-style-name="L15">
      <style:paragraph-properties fo:margin-top="0cm" fo:margin-bottom="0.212cm" fo:text-align="justify" style:justify-single-word="false"/>
      <style:text-properties fo:language="ru" fo:country="RU"/>
    </style:style>
    <style:style style:name="P45" style:family="paragraph" style:parent-style-name="Text_20_body" style:list-style-name="L16">
      <style:paragraph-properties fo:margin-top="0cm" fo:margin-bottom="0.212cm" fo:text-align="justify" style:justify-single-word="false"/>
      <style:text-properties fo:language="ru" fo:country="RU"/>
    </style:style>
    <style:style style:name="P46" style:family="paragraph" style:parent-style-name="Text_20_body" style:list-style-name="L17">
      <style:paragraph-properties fo:margin-top="0cm" fo:margin-bottom="0.212cm" fo:text-align="justify" style:justify-single-word="false"/>
      <style:text-properties fo:language="ru" fo:country="RU"/>
    </style:style>
    <style:style style:name="P47" style:family="paragraph" style:parent-style-name="Text_20_body" style:list-style-name="L18">
      <style:paragraph-properties fo:margin-top="0cm" fo:margin-bottom="0.212cm" fo:text-align="justify" style:justify-single-word="false"/>
      <style:text-properties fo:language="ru" fo:country="RU"/>
    </style:style>
    <style:style style:name="P48" style:family="paragraph" style:parent-style-name="Heading_20_1">
      <style:paragraph-properties fo:margin-left="0cm" fo:margin-right="0cm" fo:text-align="center" style:justify-single-word="false" fo:text-indent="0.499cm" style:auto-text-indent="false"/>
    </style:style>
    <style:style style:name="P49" style:family="paragraph" style:parent-style-name="Heading_20_2">
      <style:text-properties fo:language="ru" fo:country="RU"/>
    </style:style>
    <style:style style:name="P50" style:family="paragraph" style:parent-style-name="Heading_20_2">
      <style:paragraph-properties fo:margin-left="0cm" fo:margin-right="0cm" fo:text-indent="0.499cm" style:auto-text-indent="false"/>
    </style:style>
    <style:style style:name="P51" style:family="paragraph" style:parent-style-name="First_20_line_20_indent" style:list-style-name="L18">
      <style:text-properties fo:language="ru" fo:country="RU"/>
    </style:style>
    <style:style style:name="P52" style:family="paragraph" style:parent-style-name="First_20_line_20_indent" style:list-style-name="L19">
      <style:text-properties fo:language="ru" fo:country="RU"/>
    </style:style>
    <style:style style:name="P53" style:family="paragraph" style:parent-style-name="First_20_line_20_indent" style:list-style-name="L19">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color="#ff3333"/>
    </style:style>
    <style:style style:name="T4" style:family="text">
      <style:text-properties fo:color="#ff3333" fo:language="ru" fo:country="RU"/>
    </style:style>
    <style:style style:name="T5"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soft-page-break/><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5028592242578122986" text:style-name="L1">
        <text:list-item>
          <text:p text:style-name="P26">добавить детектив <text:span text:style-name="T1">(реализовано)</text:span>+ магические уроки/трактаты Старсвирла</text:p>
        </text:list-item>
        <text:list-item>
          <text:p text:style-name="P27">Книги:</text:p>
        </text:list-item>
      </text:list>
      <text:list xml:id="list2173992040145836445" text:style-name="L2">
        <text:list-item>
          <text:p text:style-name="P28">«Высшие заклинания в повседневном использовании: от песчинки до дворца»</text:p>
        </text:list-item>
        <text:list-item>
          <text:p text:style-name="P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8">Дасти Вейфарер «Зебрианская культура, быт и фольклор»</text:p>
        </text:list-item>
        <text:list-item>
          <text:p text:style-name="P28">«Краткая история Эквестрии»</text:p>
        </text:list-item>
        <text:list-item>
          <text:p text:style-name="P28">«Шедевры архитектуры Эквестрии» с разделом о Кантерлотском Королевском Дворце</text:p>
        </text:list-item>
        <text:list-item>
          <text:p text:style-name="P28">«Великие дела и великие чары». Страница 893: ...</text:p>
        </text:list-item>
      </text:list>
      <text:p text:style-name="P3"/>
      <text:h text:style-name="Heading_20_2" text:outline-level="2">Факты об Эквестрии</text:h>
      <text:list xml:id="list8197110938108459397" text:style-name="L3">
        <text:list-item>
          <text:p text:style-name="P32">Эквестрия существует несколько тысячелетий</text:p>
        </text:list-item>
        <text:list-item>
          <text:p text:style-name="P32">Селестия — переменчивая пони. В одно време не строгая, а в другое может быть такой, что страшно становится</text:p>
        </text:list-item>
        <text:list-item>
          <text:p text:style-name="P32">Около 820-ти лет назад будущий маг Лайтнинг Стар поступил на обучение к наставнику Тииспоту</text:p>
        </text:list-item>
        <text:list-item>
          <text:p text:style-name="P3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2"><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2">У Селестии грива и хвост развеваются и переливаются от магического шампуня</text:p>
        </text:list-item>
        <text:list-item>
          <text:p text:style-name="P32">Дискорд намного старше принцесс, его магия сильнее ихней на голову</text:p>
        </text:list-item>
      </text:list>
      <text:p text:style-name="P1"/>
      <text:h text:style-name="P49" text:outline-level="2"/>
      <text:p text:style-name="P12">Положения</text:p>
      <text:p text:style-name="P12">Сноски</text:p>
      <text:p text:style-name="P12">Сюжет (кратко)</text:p>
      <text:p text:style-name="P12">Сюжет (детально)</text:p>
      <text:p text:style-name="P12">Терра</text:p>
      <text:p text:style-name="P12">Замок принцесс</text:p>
      <text:p text:style-name="P12">Кантерлот</text:p>
      <text:p text:style-name="P12">Рассказ Селестии (“1001 ночь”)</text:p>
      <text:p text:style-name="P12">ЛСД-чаепитие</text:p>
      <text:p text:style-name="P12">Рейд пони-рэйнджеров</text:p>
      <text:p text:style-name="P12">Рейд пони-рэйнджеров-2 (продолжение рейда пони-рэйнджеров)</text:p>
      <text:p text:style-name="P12">Продолжение ЛСД-чаепития</text:p>
      <text:p text:style-name="P12">В библиотеке замка Селестии</text:p>
      <text:p text:style-name="P12">Понивилль</text:p>
      <text:p text:style-name="P12">Знакомство с Элементами Гармонии</text:p>
      <text:p text:style-name="P12">Первый сеанс двойного сна. Рэрити</text:p>
      <text:p text:style-name="P12">День с Пинки</text:p>
      <text:p text:style-name="P12">День с Рэйнбоу Дэш</text:p>
      <text:p text:style-name="P12">Сон Рэрити</text:p>
      <text:p text:style-name="P12">Первый сон РД. Рекурсия</text:p>
      <text:p text:style-name="P12">Второй сон РД. Праздник опавших листьев</text:p>
      <text:p text:style-name="P12">Третий сон РД. Fallout</text:p>
      <text:p text:style-name="P12">Четвёртый сон РД. Объединяющий</text:p>
      <text:p text:style-name="P12">Исчезновение Селестии</text:p>
      <text:p text:style-name="P12">Поиск решения</text:p>
      <text:p text:style-name="P12">Поход к замку Принцес-2</text:p>
      <text:p text:style-name="P12">Терра</text:p>
      <text:p text:style-name="P12">Прибытие</text:p>
      <text:p text:style-name="P12"><text:soft-page-break/>Поиски</text:p>
      <text:p text:style-name="P12">Безнадёжность</text:p>
      <text:p text:style-name="P12">След</text:p>
      <text:p text:style-name="P12">Земля</text:p>
      <text:p text:style-name="P12"/>
      <text:h text:style-name="Heading_20_1" text:outline-level="1">Действующие лица</text:h>
      <text:h text:style-name="Heading_20_2" text:outline-level="2">Макс</text:h>
      <text:p text:style-name="P1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2" text:outline-level="2">Влад</text:h>
      <text:p text:style-name="P1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2" text:outline-level="2">Нексус</text:h>
      <text:p text:style-name="P12">Искусственный интеллект. Создан Владом и Максом. Разработан для управления корпорациями.</text:p>
      <text:h text:style-name="Heading_20_2" text:outline-level="2">Селестия</text:h>
      <text:p text:style-name="P1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2" text:outline-level="2">Луна</text:h>
      <text:p text:style-name="P1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2" text:outline-level="2">Дискорд</text:h>
      <text:p text:style-name="P1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2" text:outline-level="2">Твайлайт Спаркл</text:h>
      <text:p text:style-name="P1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2" text:outline-level="2">Спайк</text:h>
      <text:p text:style-name="P12">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h text:style-name="Heading_20_2" text:outline-level="2">Рэрити</text:h>
      <text:p text:style-name="P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2" text:outline-level="2">Рэйнбоу Дэш</text:h>
      <text:p text:style-name="P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2" text:outline-level="2">Пинки Пай</text:h>
      <text:p text:style-name="P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2" text:outline-level="2">Эпплджек</text:h>
      <text:p text:style-name="P1">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text:soft-page-break/>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4389583195842730778" text:style-name="L4">
        <text:list-item>
          <text:p text:style-name="P36"><text:span text:style-name="T1">Вообще-то, у меня отпуск. Типа, творческий. Не говоря уже о том, что суббота. </text:span><text:span text:style-name="T2">[</text:span>Блин, ну обязательно ему было в субботу валиться? У меня выходной, знаешь ли.\n<text:span text:style-name="T2">]</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text:soft-page-break/>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text:soft-page-break/>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text:soft-page-break/>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text:soft-page-break/>-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text:soft-page-break/>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text:soft-page-break/>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text:soft-page-break/>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text:soft-page-break/>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text:soft-page-break/>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text:soft-page-break/>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text:soft-page-break/>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text:soft-page-break/>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text:soft-page-break/></text:p>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text:soft-page-break/>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text:soft-page-break/>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text:soft-page-break/>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text:span><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text:soft-page-break/>(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text:soft-page-break/>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text:soft-page-break/>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text:soft-page-break/>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text:soft-page-break/></text:p>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text:soft-page-break/>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text:soft-page-break/>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text:soft-page-break/>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text:soft-page-break/></text:p>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text:soft-page-break/>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text:soft-page-break/>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text:soft-page-break/>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text:soft-page-break/>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text:soft-page-break/>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text:soft-page-break/>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text:soft-page-break/>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text:soft-page-break/></text:p>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text:soft-page-break/>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text:soft-page-break/>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text:soft-page-break/>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text:soft-page-break/>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oft-page-break/><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text:soft-page-break/>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text:soft-page-break/>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text:soft-page-break/>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text:soft-page-break/>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text:soft-page-break/>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text:soft-page-break/>закончим. А скоро ужин готовить надо.\n","ibi":202353},</text:p>
      <text:p text:style-name="P1"/>
      <text:p text:style-name="P1"/>
      <text:p text:style-name="P1"/>
      <text:p text:style-name="P4">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text:soft-page-break/>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50"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9099212928504077318" text:style-name="L5">
        <text:list-item>
          <text:p text:style-name="P3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4975452755891359840" text:style-name="L6">
        <text:list-item>
          <text:p text:style-name="P3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38">Ну хорошо. Убедила. В конце-концов, можем поступить так. Вы с Флатти вернётесь обратно а я продолжу поиски здесь.</text:p>
        </text:list-item>
        <text:list-item>
          <text:p text:style-name="P3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38">Вы можете связываться со мной раз в месяц по коридору.</text:p>
        </text:list-item>
        <text:list-item>
          <text:p text:style-name="P38">Не пойдёт. Ты видел, с какими трудностями открывается коридор? За две последние попытки мы <text:soft-page-break/>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38">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Эпплджек недоверчиво хмыкнула.</text:p>
      <text:list xml:id="list16202962406488179" text:style-name="L7">
        <text:list-item>
          <text:p text:style-name="P3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3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39">Конечно оставаться. Кто ещё, кроме нас, может найти её?</text:p>
        </text:list-item>
        <text:list-item>
          <text:p text:style-name="P39">Я думал, ты не сможешь оставить Энджела и всех остальных надолго.</text:p>
        </text:list-item>
        <text:list-item>
          <text:p text:style-name="P3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1">Извини, Флаттершай, забылся.</text:p>
        </text:list-item>
        <text:list-item>
          <text:p text:style-name="P41">Та ладно, я ж не против, – возразила Эпплджек. – Не парься, Флатти. Было б хуже, если б он <text:s/>назвал меня Эпплджек на людях.</text:p>
        </text:list-item>
        <text:list-item>
          <text:p text:style-name="P41">Ты так... – запнулась Флаттершай. – Так быстро забыла свою ферму. И...</text:p>
        </text:list-item>
        <text:list-item>
          <text:p text:style-name="P41">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1">Как ты можешь так говорить? – расплакалась Флаттершай.</text:p>
        </text:list-item>
        <text:list-item>
          <text:p text:style-name="P41">Эй, девушки, не ссорьтесь! Мы — одна команда! И надеюсь, останемся ею и в дальнейшем. </text:p>
          <text:p text:style-name="P4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1">А если нет? – Эпплджек смотрела мне мне прямо в глаза.</text:p>
          <text:p text:style-name="P41">Я молча пожал плечами. Эпплджек уверенно продолжила.</text:p>
        </text:list-item>
        <text:list-item>
          <text:p text:style-name="P4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1">Спасибо, ЭйДжей.</text:p>
        </text:list-item>
        <text:list-item>
          <text:p text:style-name="P41">Я об Эквестрии беспокоюсь. – ворчливо отозвалась Эпплджек. – Надо разобраться с этой ерундой наконец-то. И я чертовски намерена это сделать.</text:p>
          <text:p text:style-name="P41">Флаттершай пробормотала нечто, показавшееся мне знакомым.</text:p>
        </text:list-item>
        <text:list-item>
          <text:p text:style-name="P41">Флатти, ты что-то сказала? Я не расслышал.</text:p>
        </text:list-item>
        <text:list-item>
          <text:p text:style-name="P41"><text:soft-page-break/>Намерение Изменяет Реальность.</text:p>
        </text:list-item>
        <text:list-item>
          <text:p text:style-name="P41">Эээ. А где ты слышала эту фразу, если не секрет?</text:p>
        </text:list-item>
        <text:list-item>
          <text:p text:style-name="P4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1">У меня как будто вспыхнула лампочка в мозгу. Кирпичики быстро выстраивались в целостную картину. Я ринулся в прихожую.</text:p>
        </text:list-item>
        <text:list-item>
          <text:p text:style-name="P41">Флатти, ЭйДжей, буду через час. Ждите!</text:p>
        </text:list-item>
      </text:list>
      <text:p text:style-name="P5"/>
      <text:h text:style-name="P49"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2">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49" text:outline-level="2">Дискорд</text:h>
      <text:p text:style-name="Text_20_body"/>
      <text:p text:style-name="P10">Девушки поспешно собирались, пока я растолковывал им задачу.</text:p>
      <text:list xml:id="list4507262601034102179" text:style-name="L8">
        <text:list-item>
          <text:p text:style-name="P33">Сейчас мы отправимся в квартиру Влада. Судя по всему, Селестия там. Долго рассказывать, как я <text:soft-page-break/>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3">Это тот твой приятель, который разбился с полгода назад? – спросила Эпплджек.</text:p>
        </text:list-item>
      </text:list>
      <text:list xml:id="list2682217156407407620" text:style-name="L9">
        <text:list-item>
          <text:p text:style-name="P34">Да, это он.</text:p>
        </text:list-item>
        <text:list-item>
          <text:p text:style-name="P34">А как мы попадём в его квартиру? Там сейчас кто-то живёт? – Флаттершай прыгала на одной ноге, натягивая кед.</text:p>
        </text:list-item>
        <text:list-item>
          <text:p text:style-name="P34">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1">Я поднёс брелок пропуска к домофону, но дверь подъезда не открылась. Замигала красная лампочка и зажужжал зуммер.</text:p>
      <text:p text:style-name="P11">Я выругался.</text:p>
      <text:list xml:id="list355258997421408429" text:style-name="L10">
        <text:list-item>
          <text:p text:style-name="P29">Макс, что случилось? У нас проблемы?</text:p>
        </text:list-item>
        <text:list-item>
          <text:p text:style-name="P29">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5625014813332018078" text:style-name="L11">
        <text:list-item>
          <text:p text:style-name="P30">Так что, будем ломать дверь? – Эпплджек критически осмотрелась, подмечая бабулек на лавочке и зевак во внутреннем скверике.</text:p>
        </text:list-item>
      </text:list>
      <text:list xml:id="list1086613053642006152" text:style-name="L12">
        <text:list-item>
          <text:p text:style-name="P31">Нет нужды. Лучше станьте-ка сзади меня так, чтобы заслонить от этих бабулек и от вооон той камеры наблюдения.</text:p>
        </text:list-item>
      </text:list>
      <text:list xml:id="list8531392280033838068" text:style-name="L13">
        <text:list-header>
          <text:p text:style-name="P4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506827649475138670" text:style-name="L14">
        <text:list-item>
          <text:p text:style-name="P43">Девушки, заходим.</text:p>
        </text:list-item>
      </text:list>
      <text:p text:style-name="P5"><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6677896785662490944" text:style-name="L15">
        <text:list-item>
          <text:p text:style-name="P44">Макс, тут окно разбито! И верёвка какая-то висит. – крикнула Флаттершай из кухни.</text:p>
        </text:list-item>
        <text:list-item>
          <text:p text:style-name="P44">Оставь, Флатти, не сейчас! – отмахнулся я.</text:p>
        </text:list-item>
      </text:list>
      <text:p text:style-name="P15">Лампочка питания на ноутбуке горела, <text:s/>но подключенный монитор оставался тёмным. Я постучал по пробелу, но безрезультатно.</text:p>
      <text:list xml:id="list3147677288609795158" text:style-name="L16">
        <text:list-item>
          <text:p text:style-name="P45">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5">Монитор выключен. – <text:s/>раздалось из угла. Кресло с высокой спинкой повернулось, открыв нашим взорам Дискорда. </text:p>
        </text:list-item>
      </text:list>
      <text:p text:style-name="P1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Он приподнял панамку, дурашливо здороваясь.</text:p>
      <text:list xml:id="list6223939201452674175" text:style-name="L17">
        <text:list-item>
          <text:p text:style-name="P46">Оп-па! – пробормотала Эпплджек. – Нежданчик!</text:p>
        </text:list-item>
      </text:list>
      <text:list xml:id="list8844081845023441665" text:style-name="L18">
        <text:list-item>
          <text:p text:style-name="P47">Ты, я вижу, времени не терял, – моя рука под прикрытием стола медленно тянулась к тяжёлой фарфоровой кружке, стоящей на краю.</text:p>
        </text:list-item>
        <text:list-item>
          <text:p text:style-name="P51">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1">А почему ты вообще решил искать нас тут? – спросила Эпплджек. – Приехал бы домой. Мы б тебя чаем напоили.</text:p>
        </text:list-item>
        <text:list-item>
          <text:p text:style-name="P51">Видишь ли, дорогая Эй-Джей, я с самого начала знал, где находится наша уважаемая принцесса, а времени в обрез, так что...</text:p>
        </text:list-item>
      </text:list>
      <text:p text:style-name="P18">В проёме дверей появилась Флаттершай.</text:p>
      <text:list xml:id="list1729239713882405478" text:style-name="L19">
        <text:list-item>
          <text:p text:style-name="P52">С кем это вы тут разговариваете?</text:p>
          <text:p text:style-name="P53">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18">Оглушённый Дискорд попытался было отъехать на кресле в сторону, но я припёр его стулом к стенке.</text:p>
      <text:p text:style-name="P16"><text:soft-page-break/>– Жанна, Флатти, хватайте ноут и на выход! Я с ним разберусь! Не теряйте вре...!</text:p>
      <text:p text:style-name="P16">– ТЫ ИДИО...!!!</text:p>
      <text:p text:style-name="P16">Дискорд <text:s/>зорал одновременно со мной, прикрываясь от меня руками, когда раздался оглушительный</text:p>
      <text:p text:style-name="P16">...</text:p>
      <text:p text:style-name="P17">БАХ!!!</text:p>
      <text:p text:style-name="P16">…</text:p>
      <text:p text:style-name="P16">Эпплджек с <text:s/>нервным всхлипом опустила толстенный том «Энтерпрайз-паттернов» , издание девятое, дополненное.</text:p>
      <text:p text:style-name="P13">На лице Дискорда появилось удивлённо-мечтательное выражение и он вырубился.</text:p>
      <text:p text:style-name="P13"/>
      <text:h text:style-name="Heading_20_2" text:outline-level="2">Селестия</text:h>
      <text:p text:style-name="P13"/>
      <text:p text:style-name="P13">Включенный монитор показал схематическое изображение Селестиии, </text:p>
      <text:p text:style-name="P14">&gt;\<text:span text:style-name="T1">Привет, Селестия. Это Макс. Как себя чувствуешь?</text:span></text:p>
      <text:p text:style-name="P14">&lt;\<text:span text:style-name="T1">Макс? МАКС??? МА-А-А-АКС!!! НАКОНЕЦ-ТО! КАК Я РАДА ТЕБЯ СЛЫШАТЬ! </text:span></text:p>
      <text:p text:style-name="P13"/>
      <text:p text:style-name="P14">&gt;\<text:span text:style-name="T1">Я рад, что нашёл тебя, Тия.</text:span></text:p>
      <text:p text:style-name="P1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gt;\<text:span text:style-name="T1">Тия, я сейчас подключу микрофон и колонки, и мы сможем общаться более удобно.</text:span></text:p>
      <text:p text:style-name="P13">…</text:p>
      <text:p text:style-name="P13">– Привет опять. Как ты меня слышишь?</text:p>
      <text:p text:style-name="P1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 <text:span text:style-name="T1">Могу себе представить. Как-то раз я провёл три часа камере сенсорной депривации. Мне не понравилось.</text:span></text:p>
      <text:p text:style-name="P13">– Эммм... Ваше Высочество, вы в порядке? Мы так рады, что наконец-то нашли Вас! – вклинилась в разговор Эпплджек.</text:p>
      <text:p text:style-name="P13">– Кто тут? Макс, кто ещё с тобой?</text:p>
      <text:p text:style-name="P14"><text:span text:style-name="T1">– Со мной Эпплджек и Флаттершай. Мы пришли сюда полгода </text:span>&lt;<text:span text:style-name="T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 <text:span text:style-name="T1">Девочки? Я рада вас слышать. А Твайлайт нет рядом?</text:span></text:p>
      <text:p text:style-name="P1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При этих словах Дискорд замычал и задёргался. Эпплджек нахмурилась и проверила верёвки, привязывающие его к спинке стула.</text:p>
      <text:p text:style-name="P13">– Нам надо подумать, как быть с тобой. Не можем же мы переправить ноутбук в Эквестрию? Он <text:soft-page-break/>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 Ноутбук — так называется место, где я нахожусь сейчас? А кто это мычит?</text:p>
      <text:p text:style-name="P1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 О, духи предков, но зачем??? Почему у него кляп во рту?</text:p>
      <text:p text:style-name="P13">– Мы связали его. Он нас предал. И тебя. И Эквестрию. Всех.</text:p>
      <text:p text:style-name="P13">При этих словах Эпплджек и Флаттершай непонимающе уставились на меня, а Дискорд протестующе замычал.</text:p>
      <text:p text:style-name="P13">Я начал рассказывать о своих догадках, и непонимающее выражение на лицах девушек сменилось удивлением.</text:p>
      <text:p text:style-name="P13">–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13">– А зачем тогда ты приложила его книгой? – непонимающе уставился я на неё.</text:p>
      <text:p text:style-name="P13">– Потому что ты напал на него. Я и подумала — тебе виднее. И помогла.</text:p>
      <text:p text:style-name="P13">Флаттершай отрицающе мотнула головой.</text:p>
      <text:p text:style-name="P13">– Не может Дискорд быть предателем. Он мой друг.</text:p>
      <text:p text:style-name="P13">Дискорд благодарственно замычал и закивал головой.</text:p>
      <text:p text:style-name="P1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Дискорд завёл глаза на лоб и обречённо завыл.</text:p>
      <text:p text:style-name="P13">– Макс, постой. Дай мне поговорить с ним. – сказала Селестия. – Не могу поверить, что Дискорд на такое пошёл.</text:p>
      <text:p text:style-name="P13">– Ну хорошо. Поговори. Послушаем, что он скажет.</text:p>
      <text:p text:style-name="P13">Я красноречиво покачал кулак перед его носом и вытащил кляп.</text:p>
      <text:p text:style-name="P13">...</text:p>
      <text:p text:style-name="P20">–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20">– Это я-то устраиваю цирк?!! ДА ТЫ НА СЕБЯ ПОСМОТРИ, КЛОУН!!! На людей кидаешься, чашками бросаешься, вон, мне нос разбил! Дерёшься...</text:p>
      <text:p text:style-name="P20">Я угрожающе поднёс тряпку к лицу Дискорда.</text:p>
      <text:p text:style-name="P20">– Ещё одно слово в таком тоне, и ты заткнёшься, а мы уйдём в Эквестрию без тебя!</text:p>
      <text:p text:style-name="P2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0">Дискорд демонстративно закрыл рот и посвистывая уставился в потолок.</text:p>
      <text:p text:style-name="P20">Разговор зашёл в тупик.</text:p>
      <text:p text:style-name="P22"/>
      <text:p text:style-name="P23"><text:soft-page-break/>На мониторе высветился текст:</text:p>
      <text:p text:style-name="P2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3"/>
      <text:p text:style-name="P23">Из колонок послышался лёгкий шорох.</text:p>
      <text:p text:style-name="P20">– Дик, сейчас не время для ссор. – голос Селестии был мягким, но настойчивым. – Мы в одной лодке.</text:p>
      <text:p text:style-name="P20">– Тебе легко говорить! Тебе не разбивали нос и не оскорбляли угрозами!</text:p>
      <text:p text:style-name="P20">– Ты должен понимать, что у Макса были все основания так себя вести. Твоё поведение вызвало подозрения у него, ведь он мало тебя знает. </text:p>
      <text:p text:style-name="P20">К уговорам Селестии присоединилась Флаттершай.</text:p>
      <text:p text:style-name="P20">– Дискорд, миленький, прости его. Макс хороший. Он просто не знал, что ты тоже хороший...</text:p>
      <text:p text:style-name="P20">У Дискорда покраснели уши и он засмущался и заворчал.</text:p>
      <text:p text:style-name="P2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0">Я пропустил «дятла» мимо ушей.</text:p>
      <text:p text:style-name="P2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0"/>
      <text:p text:style-name="P2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0">Потому разбрасываться такой возможностью не стоит. Если уж тебе повезло оказаться в новом мире — исследуй его сполна!..</text:p>
      <text:p text:style-name="P21">***</text:p>
      <text:p text:style-name="P25">&lt;<text:span text:style-name="T1">сюда можно вставить похождения Дискорда — вторая неопубликованная глава. Первая — секс с Селестией</text:span>&gt;</text:p>
      <text:p text:style-name="P21">***</text:p>
      <text:p text:style-name="P21"/>
      <text:p text:style-name="P23"><text:soft-page-break/>– Развяжите мне, наконец, руки! Или хотя бы одну. Плечами жестикулировать неудобно.... </text:p>
      <text:p text:style-name="P23">Я развязал Дискорду левую руку.</text:p>
      <text:p text:style-name="P2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3">Дискорд принялся разминать затёкшее запястье.</text:p>
      <text:p text:style-name="P2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3">– Какое письмо, Корди? – вскинулась до этого зачарованно слушавшая Дискорда Флаттершай.</text:p>
      <text:p text:style-name="P23">– Ну ваше же! Вы с Эпплджек написали мне о своих мытарствах тут. Вежливо так написали, спасибо...</text:p>
      <text:p text:style-name="P23">Флаттершай покрылась пунцовыми пятнами.</text:p>
      <text:p text:style-name="P23">– Я... Мы... – тут она совсем стушевалась.</text:p>
      <text:p text:style-name="P23">– Так а почему ты сказал, что никто не уйдёт в Эквестрию? – наконец перебила Дискорда скучавшая до этого Эпплджек.</text:p>
      <text:p text:style-name="P23">Дискорд уставился на неё долгим взглядом, а потом хлопнул себя по лбу.</text:p>
      <text:p text:style-name="P2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3">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3">Тогда и возвращение Макса из Эквестрии тоже должно быть не через мгновение после исхода Макса, а через реальные </text:span><text:span text:style-name="T3">три месяца</text:span><text:span text:style-name="T3"> — НО ТОГДА НЕПОНЯТНО, как он без проблем вернулся на работу после </text:span><text:span text:style-name="T3">квартала</text:span><text:span text:style-name="T3"> отсутствия??? Когда Макс вернулся через </text:span><text:span text:style-name="T3">квартал</text:span><text:span text:style-name="T3">,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text:span><text:span text:style-name="T3">квартал</text:span><text:span text:style-name="T3"> после смерти Влада как раз уволился по </text:span><text:span text:style-name="T3">личным причинам </text:span><text:span text:style-name="T3">(предполагалось, что он уволился, но, чтобы оставить ему путь к отступлению, назвали увольнение творческим отпуском)</text:span><text:span text:style-name="T2">&gt;</text:span></text:p>
      <text:p text:style-name="P23">– И что? – продолжила его мысль Эпплджек.</text:p>
      <text:p text:style-name="P23">– Эквестрийские три месяца КО-РО-ЧЕ местных. – с нажимом повторил Дискорд. – По моим подсчётам, на два дня.</text:p>
      <text:p text:style-name="P23">– И?!! – до меня уже дошло, но Эпплджек продолжала тупить.</text:p>
      <text:p text:style-name="P23">– Короче, времени у нас осталось что-то около пятнадцати минут. Или около того. – заявил Дискорд, поднеся к глазам запястье с массивными часами.</text:p>
      <text:p text:style-name="P23">– СКОЛЬКО??? – воскликнули хором я и девушки.</text:p>
      <text:p text:style-name="P23">Дискорд открыл было рот, но его слова заглушил звонок в дверь.</text:p>
      <text:p text:style-name="P23">– ОТКРОЙТЕ, ПОЛИЦИЯ! Вам даётся полминуты, чтобы открыть дверь. Через тридцать секунд дверь будет выбита!</text:p>
      <text:p text:style-name="P2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3">Массаракш!</text:p>
      <text:p text:style-name="P23"><text:soft-page-break/>– На крышу, живо!!! Через окно на кухне! – зашипел Дискорд, отчаянно дёргая узлы свободной рукой.</text:p>
      <text:p text:style-name="P23">Эпплджек, одной рукой сгребя в охапку ноутбук, второй увлекая Флаттершай, кинулась на кухню.</text:p>
      <text:p text:style-name="P23">– А толку? Куда мы с крыши денемся? – спросил я растерянно. Дискорд только раздражённо зарычал в ответ.</text:p>
      <text:p text:style-name="P20">Дверь содрогнулась от мощного удара. Послышался стук падающей штукатурки. Я сломя голову кинулся на кухню.</text:p>
      <text:p text:style-name="P20">– Развяжи меня, идиот!!! – гаркнул вдогонку Дискорд.</text:p>
      <text:p text:style-name="P2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0">– Давай на крышу! Я догоню! – рявкнул он, освобождая вторую руку.</text:p>
      <text:p text:style-name="P20">От второго удара дверная коробка крякнула и наполовину въехала в коридор. </text:p>
      <text:p text:style-name="P2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0">Верёвка в кухонном окне дёргалась от движений лезущих по ней Флатти и Эпплджек. Я словил её рукой и стал на подоконник.</text:p>
      <text:p text:style-name="P20">Чёрт!</text:p>
      <text:p text:style-name="P2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0">Но нет, триста тысяч чертей, раз девушки смогли – я тоже смогу!</text:p>
      <text:p text:style-name="P2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0">Я успел сократить расстояние до Эпплджек наполовину, когда девушки нашли решение.</text:p>
      <text:p text:style-name="P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0">Я выдохнул.</text:p>
      <text:p text:style-name="P2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text:soft-page-break/>отчаянной попытке удержать ноутбук, отклонилась от верёвки ещё больше и начала соскальзывать, перевернувшись вниз головой.</text:p>
      <text:p text:style-name="P2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0">Чёрт! Чёрт! Чёрт! Чёрт!</text:p>
      <text:p text:style-name="P20">Бля!!!...</text:p>
      <text:p text:style-name="P20">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20"/>
      <text:h text:style-name="Heading_20_2" text:outline-level="2">Назад, в Эквестрию</text:h>
      <text:p text:style-name="P20"/>
      <text:p text:style-name="P20">Долго паниковать не пришлось. </text:p>
      <text:p text:style-name="P20">Я почувствовал сильный рывок за шиворот и захват поперёк груди. </text:p>
      <text:p text:style-name="P20">– ОТПУСТИ ДЕВЧОНКУ!!! – загрохотало мне в ухо. Я открыл глаза.</text:p>
      <text:p text:style-name="P2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0">Я чуть поднял глаза и уставился в чешуйчатую морду дракона.</text:p>
      <text:p text:style-name="P20">– Отпусти Эпплджек. Я её держу. – повторил Дискорд. – Мне сбалансироваться надо. Вы не такие уж и лёгкие.</text:p>
      <text:p text:style-name="P2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0">Наконец это ему удалось, и дальнейший подъём на крышу происходил в молчании.</text:p>
      <text:p text:style-name="P2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0">Флаттершай оторвала заплаканное лицо от моей ветровки.</text:p>
      <text:p text:style-name="P20">– Да-да, ты прав, Корди. Я готова.</text:p>
      <text:p text:style-name="P20">На длинной шее Дискорда разместились Эпплджек и Флаттершай. Я, для сохранения баланса, разместился позади крыльев.</text:p>
      <text:p text:style-name="P20">Дискорд расправил крылья и начал короткую пробежку к краю.</text:p>
      <text:p text:style-name="P24">– Д<text:span text:style-name="T1">искорд</text:span><text:span text:style-name="T1"> Эйрлайнс приветствует на борту! Температура воздуха двадцать пять градусов! </text:span><text:span text:style-name="T1">Ожидаемая продолжительность полёта — </text:span><text:span text:style-name="T1">три</text:span><text:span text:style-name="T1"> минуты!</text:span></text:p>
      <text:p text:style-name="P20"><text:soft-page-break/>И мы полетели навстречу закату.</text:p>
      <text:p text:style-name="P2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0">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0">– Пристегните ремни! – проревел Дискорд, резко ускоряясь. – Будет весело!!!</text:p>
      <text:p text:style-name="P2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0">– ЙУУУУУУУХХХУУУУУ!!! – заорал Дискорд, сложил крылья и врезался в шар.</text:p>
      <text:p text:style-name="P20"/>
      <text:h text:style-name="Heading_20_1" text:outline-level="1">Беседа за столиком в ночи</text:h>
      <text:p text:style-name="P8"/>
      <text:p text:style-name="P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text:span text:style-name="T1">Я </text:span><text:span text:style-name="T1">попытался закричать, но, как и в прошлый раз, лишь </text:span><text:span text:style-name="T1">молча </text:span><text:span text:style-name="T1">открывал рот </text:span><text:span text:style-name="T1">по-рыбьему</text:span><text:span text:style-name="T1">. </text:span><text:span text:style-name="T1">П</text:span><text:span text:style-name="T1">уть </text:span><text:span text:style-name="T1">в Эквестрию</text:span><text:span text:style-name="T1"> плавно проплывал подо мной, понемногу удаляясь. Я замолотил руками и ногами, пытаясь приблизиться к нему, но только ухудшил ситуацию. </text:span><text:span text:style-name="T1">Движение в </text:span><text:span text:style-name="T1">темноту</text:span><text:span text:style-name="T1"> ускорилось</text:span><text:span text:style-name="T1">. Прошли часы (Дни? Месяцы? Здесь абсолютно отсутствовало чувство времени), и извилистый </text:span><text:span text:style-name="T1">путь</text:span><text:span text:style-name="T1"> медленно растворился в </text:span><text:span text:style-name="T1">тысячах</text:span><text:span text:style-name="T1"> ему подобных. По мере удаления картина переплетения огромного количества светящихся нитей и звёздочек открывалась перед глазами. </text:span><text:span text:style-name="T1">Через некоторое время эти </text:span><text:span text:style-name="T1">созвездия</text:span><text:span text:style-name="T1"> сплелись в изображение огромного... нет, не аликорна. Я мысленно назвал его супераликорном — так как, помимо крыльев, он имел три рога. </text:span><text:span text:style-name="T1">Фигура супераликорна стояла в темноте на задних ногах, распахнув широко крылья и целясь рогами в мрак.</text:span></text:p>
      <text:p text:style-name="P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text:span text:style-name="T1">– </text:span>Привет. <text:span text:style-name="T1">– </text:span>коротко поздоровался юноша. Потом он эффектно щёлкнул пальцами и сел в <text:soft-page-break/>моментально <text:span text:style-name="T1">материализовавш</text:span><text:span text:style-name="T2">е</text:span><text:span text:style-name="T1">е</text:span><text:span text:style-name="T1">ся</text:span> <text:span text:style-name="T1">в пустоте </text:span><text:span text:style-name="T1">кресло</text:span><text:span text:style-name="T1"> </text:span>.</text:p>
      <text:p text:style-name="P5"><text:span text:style-name="T1">– </text:span>Анакорн. <text:span text:style-name="T1">– о</text:span>трекомендовался он.</text:p>
      <text:p text:style-name="P5"><text:span text:style-name="T1">– </text:span>П-привет. Макс. <text:span text:style-name="T1">– в</text:span> смятении представился я.</text:p>
      <text:p text:style-name="P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5"><text:span text:style-name="T1">– </text:span>Итак, ты понял,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Юноша закинул ногу за ногу и пытливо смотрел на меня, играя карандашём .</text:p>
      <text:p text:style-name="P5">Я совсем запутался.</text:p>
      <text:p text:style-name="P5"><text:span text:style-name="T1">– </text:span>Какая проблема? Какое решение? Кто ты?</text:p>
      <text:p text:style-name="P5"><text:span text:style-name="T1">– Хорошо, с</text:span>ейчас объясню, <text:span text:style-name="T1">– </text:span>кивнул юноша. <text:span text:style-name="T1">– </text:span></text:p>
      <text:p text:style-name="P7"/>
      <text:p text:style-name="P7"/>
      <text:p text:style-name="P7"/>
      <text:p text:style-name="P7"/>
      <text:p text:style-name="P5">Мир Эквестрии хрупок и нежизнеспособен. Проблема <text:span text:style-name="T1">номер один — </text:span>множество несовместимых историй пытаются втиснуть в один мир Эквестрии. В итоге он двоится-троится и имеет нечёткие черты. Проблема <text:span text:style-name="T1">номер два</text:span> <text:span text:style-name="T1">— </text:span>потеря интереса фанатов к фэндому, превращение Эквестрии в “ещё один мультсериал”. Проблема <text:span text:style-name="T1">номер три</text:span> <text:span text:style-name="T1">—</text:span>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 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5">-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text:soft-page-break/>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5">...</text:p>
      <text:p text:style-name="P7">– Миру позарез нужна помощь, понимаешь? И он надеется получить эту помощь от тебя. Видишь, он из кожи вон лезет, чтоб тебе понравится. Тебе не приходилось заботиться о жилье и питании, ты нравишься кобылкам...</text:p>
      <text:p text:style-name="P7">– Гм! Я бы попросил тебя не касаться моих отношений с Рэйнбоу Дэш.</text:p>
      <text:p text:style-name="P7">–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нужна твоя помощь.</text:p>
      <text:p text:style-name="P7">– Ну, пусть так. Но мне непонятно, почему ты сказал «ему»? Разве не тебе? Ты ведь демиург этого мира?</text:p>
      <text:p text:style-name="P7">Анакорн смутился.</text:p>
      <text:p text:style-name="P7">–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коллективное творчество таких раздолбаев, как ты и твой дружок Влад — чтоб ему икнулось, где бы он ни был... </text:p>
      <text:p text:style-name="P7">(<text:span text:style-name="T5">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7"><text:span text:style-name="T5">– Сам ты раздолбай! – произнёс, наконец, Старсвирл</text:span>)</text:p>
      <text:p text:style-name="P7">… И создали вы его достаточно топорно — видишь, он трещит по швам.</text:p>
      <text:p text:style-name="P7">– А как я могу помочь?</text:p>
      <text:p text:style-name="P7">–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5"/>
      <text:p text:style-name="P5"/>
      <text:p text:style-name="P5"/>
      <text:p text:style-name="P5">\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text:soft-page-break/>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5">////////////////////////////////////////////////////////////////////////////////////////////////////////////////////////////////////////////////////</text:p>
      <text:p text:style-name="P5"/>
      <text:p text:style-name="P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
      <text:p text:style-name="P5"/>
      <text:p text:style-name="P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oft-page-break/><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text:p>
      <text:p text:style-name="P5"/>
      <text:p text:style-name="P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6">&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5"/>
      <text:p text:style-name="P6">&lt;<text:span text:style-name="T1">Физики твердят, что в Мультивселенной всё, что имеет хоть мизерную вероятность случиться, </text:span><text:soft-page-break/><text:span text:style-name="T1">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8-12T00:10:18.22</dc:date>
    <meta:editing-duration>P25DT27M20S</meta:editing-duration>
    <meta:editing-cycles>199</meta:editing-cycles>
    <meta:generator>OpenOffice/4.1.1$Win32 OpenOffice.org_project/411m6$Build-9775</meta:generator>
    <meta:document-statistic meta:table-count="0" meta:image-count="0" meta:object-count="0" meta:page-count="68" meta:paragraph-count="646" meta:word-count="38226" meta:character-count="256322"/>
    <dc:creator>макс </dc:creator>
  </office:meta>
</office:document-meta>
</file>